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8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ajwiększa:</text:p>
          </table:table-cell>
          <table:table-cell table:formula="of:=MAX([.A1:.J1])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jmniejsza:</text:p>
          </table:table-cell>
          <table:table-cell table:formula="of:=MIN([.A1:.J1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Średnia:</text:p>
          </table:table-cell>
          <table:table-cell table:formula="of:=AVERAGE([.B3];[.B4])" office:value-type="float" office:value="285.5" calcext:value-type="float">
            <text:p>285,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23:57.1196165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25:30.268733993</dc:date>
    <meta:editing-duration>PT3M42S</meta:editing-duration>
    <meta:editing-cycles>6</meta:editing-cycles>
    <meta:generator>LibreOffice/6.0.7.3$Linux_X86_64 LibreOffice_project/00m0$Build-3</meta:generator>
    <meta:document-statistic meta:table-count="1" meta:cell-count="16" meta:object-count="0"/>
  </office:meta>
</office:document-meta>
</file>